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fo:border="0.06pt solid #000000"/>
    </style:style>
    <style:style style:name="ce10" style:family="table-cell" style:parent-style-name="Default" style:data-style-name="N122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urface2Erro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row table:style-name="ro1">
          <table:table-cell table:style-name="ce1" office:value-type="string" calcext:value-type="string">
            <text:p>Volume Name</text:p>
          </table:table-cell>
          <table:table-cell table:style-name="ce6" office:value-type="string" calcext:value-type="string">
            <text:p>Error <text:span text:style-name="T1">(µm</text:span>)</text:p>
          </table:table-cell>
          <table:table-cell table:style-name="ce1" office:value-type="string" calcext:value-type="string">
            <text:p>Error (pixel)</text:p>
          </table:table-cell>
        </table:table-row>
        <table:table-row table:style-name="ro1">
          <table:table-cell office:value-type="string" calcext:value-type="string">
            <text:p>'2592_OD_7530_Volume'</text:p>
          </table:table-cell>
          <table:table-cell office:value-type="float" office:value="7.0292" calcext:value-type="float">
            <text:p>7.0292</text:p>
          </table:table-cell>
          <table:table-cell table:formula="of:=[.B2]/3.87" office:value-type="float" office:value="1.81633074935401" calcext:value-type="float">
            <text:p>1.8</text:p>
          </table:table-cell>
        </table:table-row>
        <table:table-row table:style-name="ro1">
          <table:table-cell office:value-type="string" calcext:value-type="string">
            <text:p>'120201_OD_11574_Volume'</text:p>
          </table:table-cell>
          <table:table-cell office:value-type="float" office:value="6.7029" calcext:value-type="float">
            <text:p>6.7029</text:p>
          </table:table-cell>
          <table:table-cell table:formula="of:=[.B3]/3.87" office:value-type="float" office:value="1.73201550387597" calcext:value-type="float">
            <text:p>1.7</text:p>
          </table:table-cell>
        </table:table-row>
        <table:table-row table:style-name="ro1">
          <table:table-cell office:value-type="string" calcext:value-type="string">
            <text:p>'2639_OD_7362_Volume'</text:p>
          </table:table-cell>
          <table:table-cell office:value-type="float" office:value="6.3163" calcext:value-type="float">
            <text:p>6.3163</text:p>
          </table:table-cell>
          <table:table-cell table:formula="of:=[.B4]/3.87" office:value-type="float" office:value="1.6321188630491" calcext:value-type="float">
            <text:p>1.6</text:p>
          </table:table-cell>
        </table:table-row>
        <table:table-row table:style-name="ro1">
          <table:table-cell office:value-type="string" calcext:value-type="string">
            <text:p>'2626_OD_7913_Volume'</text:p>
          </table:table-cell>
          <table:table-cell office:value-type="float" office:value="6.0196" calcext:value-type="float">
            <text:p>6.0196</text:p>
          </table:table-cell>
          <table:table-cell table:formula="of:=[.B5]/3.87" office:value-type="float" office:value="1.55545219638243" calcext:value-type="float">
            <text:p>1.6</text:p>
          </table:table-cell>
        </table:table-row>
        <table:table-row table:style-name="ro1">
          <table:table-cell office:value-type="string" calcext:value-type="string">
            <text:p>'489_OD_4364_Volume'</text:p>
          </table:table-cell>
          <table:table-cell office:value-type="float" office:value="5.9492" calcext:value-type="float">
            <text:p>5.9492</text:p>
          </table:table-cell>
          <table:table-cell table:formula="of:=[.B6]/3.87" office:value-type="float" office:value="1.53726098191214" calcext:value-type="float">
            <text:p>1.5</text:p>
          </table:table-cell>
        </table:table-row>
        <table:table-row table:style-name="ro1">
          <table:table-cell office:value-type="string" calcext:value-type="string">
            <text:p>'5951_OD_17674_Volume'</text:p>
          </table:table-cell>
          <table:table-cell office:value-type="float" office:value="5.9219" calcext:value-type="float">
            <text:p>5.9219</text:p>
          </table:table-cell>
          <table:table-cell table:formula="of:=[.B7]/3.87" office:value-type="float" office:value="1.53020671834625" calcext:value-type="float">
            <text:p>1.5</text:p>
          </table:table-cell>
        </table:table-row>
        <table:table-row table:style-name="ro1">
          <table:table-cell office:value-type="string" calcext:value-type="string">
            <text:p>'4162_OD_23992_Volume'</text:p>
          </table:table-cell>
          <table:table-cell office:value-type="float" office:value="5.6451" calcext:value-type="float">
            <text:p>5.6451</text:p>
          </table:table-cell>
          <table:table-cell table:formula="of:=[.B8]/3.87" office:value-type="float" office:value="1.45868217054264" calcext:value-type="float">
            <text:p>1.5</text:p>
          </table:table-cell>
        </table:table-row>
        <table:table-row table:style-name="ro1">
          <table:table-cell office:value-type="string" calcext:value-type="string">
            <text:p>'5370_OD_25954_Volume'</text:p>
          </table:table-cell>
          <table:table-cell office:value-type="float" office:value="5.4684" calcext:value-type="float">
            <text:p>5.4684</text:p>
          </table:table-cell>
          <table:table-cell table:formula="of:=[.B9]/3.87" office:value-type="float" office:value="1.41302325581395" calcext:value-type="float">
            <text:p>1.4</text:p>
          </table:table-cell>
        </table:table-row>
        <table:table-row table:style-name="ro1">
          <table:table-cell office:value-type="string" calcext:value-type="string">
            <text:p>'4959_OD_28688_Volume'</text:p>
          </table:table-cell>
          <table:table-cell office:value-type="float" office:value="5.3279" calcext:value-type="float">
            <text:p>5.3279</text:p>
          </table:table-cell>
          <table:table-cell table:formula="of:=[.B10]/3.87" office:value-type="float" office:value="1.37671834625323" calcext:value-type="float">
            <text:p>1.4</text:p>
          </table:table-cell>
        </table:table-row>
        <table:table-row table:style-name="ro1">
          <table:table-cell office:value-type="string" calcext:value-type="string">
            <text:p>'6890_OD_19307_Volume'</text:p>
          </table:table-cell>
          <table:table-cell office:value-type="float" office:value="5.2929" calcext:value-type="float">
            <text:p>5.2929</text:p>
          </table:table-cell>
          <table:table-cell table:formula="of:=[.B11]/3.87" office:value-type="float" office:value="1.36767441860465" calcext:value-type="float">
            <text:p>1.4</text:p>
          </table:table-cell>
        </table:table-row>
        <table:table-row table:style-name="ro1">
          <table:table-cell office:value-type="string" calcext:value-type="string">
            <text:p>'4616_OD_29366_Volume'</text:p>
          </table:table-cell>
          <table:table-cell office:value-type="float" office:value="5.2515" calcext:value-type="float">
            <text:p>5.2515</text:p>
          </table:table-cell>
          <table:table-cell table:formula="of:=[.B12]/3.87" office:value-type="float" office:value="1.35697674418605" calcext:value-type="float">
            <text:p>1.4</text:p>
          </table:table-cell>
        </table:table-row>
        <table:table-row table:style-name="ro1">
          <table:table-cell office:value-type="string" calcext:value-type="string">
            <text:p>'34087_OD_20182_Volume'</text:p>
          </table:table-cell>
          <table:table-cell office:value-type="float" office:value="5.2049" calcext:value-type="float">
            <text:p>5.2049</text:p>
          </table:table-cell>
          <table:table-cell table:formula="of:=[.B13]/3.87" office:value-type="float" office:value="1.3449354005168" calcext:value-type="float">
            <text:p>1.3</text:p>
          </table:table-cell>
        </table:table-row>
        <table:table-row table:style-name="ro1">
          <table:table-cell office:value-type="string" calcext:value-type="string">
            <text:p>'5363_OD_25453_Volume'</text:p>
          </table:table-cell>
          <table:table-cell office:value-type="float" office:value="5.1986" calcext:value-type="float">
            <text:p>5.1986</text:p>
          </table:table-cell>
          <table:table-cell table:formula="of:=[.B14]/3.87" office:value-type="float" office:value="1.34330749354005" calcext:value-type="float">
            <text:p>1.3</text:p>
          </table:table-cell>
        </table:table-row>
        <table:table-row table:style-name="ro1">
          <table:table-cell office:value-type="string" calcext:value-type="string">
            <text:p>'5926_OD_16641_Volume'</text:p>
          </table:table-cell>
          <table:table-cell office:value-type="float" office:value="5.1947" calcext:value-type="float">
            <text:p>5.1947</text:p>
          </table:table-cell>
          <table:table-cell table:formula="of:=[.B15]/3.87" office:value-type="float" office:value="1.34229974160207" calcext:value-type="float">
            <text:p>1.3</text:p>
          </table:table-cell>
        </table:table-row>
        <table:table-row table:style-name="ro1">
          <table:table-cell office:value-type="string" calcext:value-type="string">
            <text:p>'6757_OD_20040_Volume'</text:p>
          </table:table-cell>
          <table:table-cell office:value-type="float" office:value="5.1592" calcext:value-type="float">
            <text:p>5.1592</text:p>
          </table:table-cell>
          <table:table-cell table:formula="of:=[.B16]/3.87" office:value-type="float" office:value="1.33312661498708" calcext:value-type="float">
            <text:p>1.3</text:p>
          </table:table-cell>
        </table:table-row>
        <table:table-row table:style-name="ro1">
          <table:table-cell office:value-type="string" calcext:value-type="string">
            <text:p>'6071_OD_18909_Volume'</text:p>
          </table:table-cell>
          <table:table-cell office:value-type="float" office:value="5.0659" calcext:value-type="float">
            <text:p>5.0659</text:p>
          </table:table-cell>
          <table:table-cell table:formula="of:=[.B17]/3.87" office:value-type="float" office:value="1.3090180878553" calcext:value-type="float">
            <text:p>1.3</text:p>
          </table:table-cell>
        </table:table-row>
        <table:table-row table:style-name="ro1">
          <table:table-cell office:value-type="string" calcext:value-type="string">
            <text:p>'440_OD_5194_Volume'</text:p>
          </table:table-cell>
          <table:table-cell office:value-type="float" office:value="4.8454" calcext:value-type="float">
            <text:p>4.8454</text:p>
          </table:table-cell>
          <table:table-cell table:formula="of:=[.B18]/3.87" office:value-type="float" office:value="1.25204134366925" calcext:value-type="float">
            <text:p>1.3</text:p>
          </table:table-cell>
        </table:table-row>
        <table:table-row table:style-name="ro1">
          <table:table-cell office:value-type="string" calcext:value-type="string">
            <text:p>'120030_OD_3477_Volume'</text:p>
          </table:table-cell>
          <table:table-cell office:value-type="float" office:value="4.754" calcext:value-type="float">
            <text:p>4.754</text:p>
          </table:table-cell>
          <table:table-cell table:formula="of:=[.B19]/3.87" office:value-type="float" office:value="1.22842377260982" calcext:value-type="float">
            <text:p>1.2</text:p>
          </table:table-cell>
        </table:table-row>
        <table:table-row table:style-name="ro1">
          <table:table-cell office:value-type="string" calcext:value-type="string">
            <text:p>'140009_OD_2602_Volume'</text:p>
          </table:table-cell>
          <table:table-cell office:value-type="float" office:value="4.7065" calcext:value-type="float">
            <text:p>4.7065</text:p>
          </table:table-cell>
          <table:table-cell table:formula="of:=[.B20]/3.87" office:value-type="float" office:value="1.21614987080103" calcext:value-type="float">
            <text:p>1.2</text:p>
          </table:table-cell>
        </table:table-row>
        <table:table-row table:style-name="ro1">
          <table:table-cell office:value-type="string" calcext:value-type="string">
            <text:p>'660_OD_3353_Volume'</text:p>
          </table:table-cell>
          <table:table-cell office:value-type="float" office:value="4.6784" calcext:value-type="float">
            <text:p>4.6784</text:p>
          </table:table-cell>
          <table:table-cell table:formula="of:=[.B21]/3.87" office:value-type="float" office:value="1.20888888888889" calcext:value-type="float">
            <text:p>1.2</text:p>
          </table:table-cell>
        </table:table-row>
        <table:table-row table:style-name="ro1">
          <table:table-cell office:value-type="string" calcext:value-type="string">
            <text:p>'4013_OD_22672_Volume'</text:p>
          </table:table-cell>
          <table:table-cell office:value-type="float" office:value="4.6272" calcext:value-type="float">
            <text:p>4.6272</text:p>
          </table:table-cell>
          <table:table-cell table:formula="of:=[.B22]/3.87" office:value-type="float" office:value="1.19565891472868" calcext:value-type="float">
            <text:p>1.2</text:p>
          </table:table-cell>
        </table:table-row>
        <table:table-row table:style-name="ro1">
          <table:table-cell office:value-type="string" calcext:value-type="string">
            <text:p>'4173_OD_21924_Volume'</text:p>
          </table:table-cell>
          <table:table-cell office:value-type="float" office:value="4.5657" calcext:value-type="float">
            <text:p>4.5657</text:p>
          </table:table-cell>
          <table:table-cell table:formula="of:=[.B23]/3.87" office:value-type="float" office:value="1.17976744186047" calcext:value-type="float">
            <text:p>1.2</text:p>
          </table:table-cell>
        </table:table-row>
        <table:table-row table:style-name="ro1">
          <table:table-cell office:value-type="string" calcext:value-type="string">
            <text:p>'1296_OD_24884_Volume'</text:p>
          </table:table-cell>
          <table:table-cell office:value-type="float" office:value="4.4995" calcext:value-type="float">
            <text:p>4.4995</text:p>
          </table:table-cell>
          <table:table-cell table:formula="of:=[.B24]/3.87" office:value-type="float" office:value="1.16266149870801" calcext:value-type="float">
            <text:p>1.2</text:p>
          </table:table-cell>
        </table:table-row>
        <table:table-row table:style-name="ro1">
          <table:table-cell office:value-type="string" calcext:value-type="string">
            <text:p>'1437_OD_11147_Volume'</text:p>
          </table:table-cell>
          <table:table-cell office:value-type="float" office:value="4.4794" calcext:value-type="float">
            <text:p>4.4794</text:p>
          </table:table-cell>
          <table:table-cell table:formula="of:=[.B25]/3.87" office:value-type="float" office:value="1.1574677002584" calcext:value-type="float">
            <text:p>1.2</text:p>
          </table:table-cell>
        </table:table-row>
        <table:table-row table:style-name="ro1">
          <table:table-cell office:value-type="string" calcext:value-type="string">
            <text:p>'6830_OD_21054_Volume'</text:p>
          </table:table-cell>
          <table:table-cell office:value-type="float" office:value="4.2966" calcext:value-type="float">
            <text:p>4.2966</text:p>
          </table:table-cell>
          <table:table-cell table:formula="of:=[.B26]/3.87" office:value-type="float" office:value="1.11023255813953" calcext:value-type="float">
            <text:p>1.1</text:p>
          </table:table-cell>
        </table:table-row>
        <table:table-row table:style-name="ro1">
          <table:table-cell office:value-type="string" calcext:value-type="string">
            <text:p>'7044_OD_27662_Volume'</text:p>
          </table:table-cell>
          <table:table-cell office:value-type="float" office:value="4.2847" calcext:value-type="float">
            <text:p>4.2847</text:p>
          </table:table-cell>
          <table:table-cell table:formula="of:=[.B27]/3.87" office:value-type="float" office:value="1.10715762273902" calcext:value-type="float">
            <text:p>1.1</text:p>
          </table:table-cell>
        </table:table-row>
        <table:table-row table:style-name="ro1">
          <table:table-cell office:value-type="string" calcext:value-type="string">
            <text:p>'2700_OD_6256_Volume'</text:p>
          </table:table-cell>
          <table:table-cell office:value-type="float" office:value="4.1669" calcext:value-type="float">
            <text:p>4.1669</text:p>
          </table:table-cell>
          <table:table-cell table:formula="of:=[.B28]/3.87" office:value-type="float" office:value="1.07671834625323" calcext:value-type="float">
            <text:p>1.1</text:p>
          </table:table-cell>
        </table:table-row>
        <table:table-row table:style-name="ro1">
          <table:table-cell office:value-type="string" calcext:value-type="string">
            <text:p>'2044_OD_14191_Volume'</text:p>
          </table:table-cell>
          <table:table-cell office:value-type="float" office:value="3.9845" calcext:value-type="float">
            <text:p>3.9845</text:p>
          </table:table-cell>
          <table:table-cell table:formula="of:=[.B29]/3.87" office:value-type="float" office:value="1.02958656330749" calcext:value-type="float">
            <text:p>1.0</text:p>
          </table:table-cell>
        </table:table-row>
        <table:table-row table:style-name="ro1">
          <table:table-cell office:value-type="string" calcext:value-type="string">
            <text:p>'120006_OD_5723_Volume'</text:p>
          </table:table-cell>
          <table:table-cell office:value-type="float" office:value="3.8895" calcext:value-type="float">
            <text:p>3.8895</text:p>
          </table:table-cell>
          <table:table-cell table:formula="of:=[.B30]/3.87" office:value-type="float" office:value="1.00503875968992" calcext:value-type="float">
            <text:p>1.0</text:p>
          </table:table-cell>
        </table:table-row>
        <table:table-row table:style-name="ro1">
          <table:table-cell office:value-type="string" calcext:value-type="string">
            <text:p>'5938_OD_17121_Volume'</text:p>
          </table:table-cell>
          <table:table-cell office:value-type="float" office:value="3.8447" calcext:value-type="float">
            <text:p>3.8447</text:p>
          </table:table-cell>
          <table:table-cell table:formula="of:=[.B31]/3.87" office:value-type="float" office:value="0.993462532299742" calcext:value-type="float">
            <text:p>1.0</text:p>
          </table:table-cell>
        </table:table-row>
        <table:table-row table:style-name="ro1">
          <table:table-cell office:value-type="string" calcext:value-type="string">
            <text:p>'5097_OD_25190_Volume'</text:p>
          </table:table-cell>
          <table:table-cell office:value-type="float" office:value="3.8376" calcext:value-type="float">
            <text:p>3.8376</text:p>
          </table:table-cell>
          <table:table-cell table:formula="of:=[.B32]/3.87" office:value-type="float" office:value="0.991627906976744" calcext:value-type="float">
            <text:p>1.0</text:p>
          </table:table-cell>
        </table:table-row>
        <table:table-row table:style-name="ro1">
          <table:table-cell office:value-type="string" calcext:value-type="string">
            <text:p>'6049_OD_20607_Volume'</text:p>
          </table:table-cell>
          <table:table-cell office:value-type="float" office:value="3.8067" calcext:value-type="float">
            <text:p>3.8067</text:p>
          </table:table-cell>
          <table:table-cell table:formula="of:=[.B33]/3.87" office:value-type="float" office:value="0.983643410852713" calcext:value-type="float">
            <text:p>1.0</text:p>
          </table:table-cell>
        </table:table-row>
        <table:table-row table:style-name="ro1">
          <table:table-cell office:value-type="string" calcext:value-type="string">
            <text:p>'2627_OD_7904_Volume'</text:p>
          </table:table-cell>
          <table:table-cell office:value-type="float" office:value="3.7388" calcext:value-type="float">
            <text:p>3.7388</text:p>
          </table:table-cell>
          <table:table-cell table:formula="of:=[.B34]/3.87" office:value-type="float" office:value="0.96609819121447" calcext:value-type="float">
            <text:p>1.0</text:p>
          </table:table-cell>
        </table:table-row>
        <table:table-row table:style-name="ro1">
          <table:table-cell office:value-type="string" calcext:value-type="string">
            <text:p>'4464_OD_29267_Volume'</text:p>
          </table:table-cell>
          <table:table-cell office:value-type="float" office:value="3.7336" calcext:value-type="float">
            <text:p>3.7336</text:p>
          </table:table-cell>
          <table:table-cell table:formula="of:=[.B35]/3.87" office:value-type="float" office:value="0.964754521963824" calcext:value-type="float">
            <text:p>1.0</text:p>
          </table:table-cell>
        </table:table-row>
        <table:table-row table:style-name="ro1">
          <table:table-cell office:value-type="string" calcext:value-type="string">
            <text:p>'6813_OD_21155_Volume'</text:p>
          </table:table-cell>
          <table:table-cell office:value-type="float" office:value="3.702" calcext:value-type="float">
            <text:p>3.702</text:p>
          </table:table-cell>
          <table:table-cell table:formula="of:=[.B36]/3.87" office:value-type="float" office:value="0.956589147286822" calcext:value-type="float">
            <text:p>1.0</text:p>
          </table:table-cell>
        </table:table-row>
        <table:table-row table:style-name="ro1">
          <table:table-cell office:value-type="string" calcext:value-type="string">
            <text:p>'6783_OD_17761_Volume'</text:p>
          </table:table-cell>
          <table:table-cell office:value-type="float" office:value="3.6145" calcext:value-type="float">
            <text:p>3.6145</text:p>
          </table:table-cell>
          <table:table-cell table:formula="of:=[.B37]/3.87" office:value-type="float" office:value="0.933979328165375" calcext:value-type="float">
            <text:p>0.9</text:p>
          </table:table-cell>
        </table:table-row>
        <table:table-row table:style-name="ro1">
          <table:table-cell office:value-type="string" calcext:value-type="string">
            <text:p>'7059_OD_21005_Volume'</text:p>
          </table:table-cell>
          <table:table-cell office:value-type="float" office:value="3.579" calcext:value-type="float">
            <text:p>3.579</text:p>
          </table:table-cell>
          <table:table-cell table:formula="of:=[.B38]/3.87" office:value-type="float" office:value="0.924806201550387" calcext:value-type="float">
            <text:p>0.9</text:p>
          </table:table-cell>
        </table:table-row>
        <table:table-row table:style-name="ro1">
          <table:table-cell office:value-type="string" calcext:value-type="string">
            <text:p>'2074_OD_14478_Volume'</text:p>
          </table:table-cell>
          <table:table-cell office:value-type="float" office:value="3.5124" calcext:value-type="float">
            <text:p>3.5124</text:p>
          </table:table-cell>
          <table:table-cell table:formula="of:=[.B39]/3.87" office:value-type="float" office:value="0.907596899224806" calcext:value-type="float">
            <text:p>0.9</text:p>
          </table:table-cell>
        </table:table-row>
        <table:table-row table:style-name="ro1">
          <table:table-cell office:value-type="string" calcext:value-type="string">
            <text:p>'4338_OD_23762_Volume'</text:p>
          </table:table-cell>
          <table:table-cell office:value-type="float" office:value="3.3255" calcext:value-type="float">
            <text:p>3.3255</text:p>
          </table:table-cell>
          <table:table-cell table:formula="of:=[.B40]/3.87" office:value-type="float" office:value="0.859302325581395" calcext:value-type="float">
            <text:p>0.9</text:p>
          </table:table-cell>
        </table:table-row>
        <table:table-row table:style-name="ro1">
          <table:table-cell office:value-type="string" calcext:value-type="string">
            <text:p>'1411_OD_11027_Volume'</text:p>
          </table:table-cell>
          <table:table-cell office:value-type="float" office:value="3.2846" calcext:value-type="float">
            <text:p>3.2846</text:p>
          </table:table-cell>
          <table:table-cell table:formula="of:=[.B41]/3.87" office:value-type="float" office:value="0.848733850129199" calcext:value-type="float">
            <text:p>0.8</text:p>
          </table:table-cell>
        </table:table-row>
        <table:table-row table:style-name="ro1">
          <table:table-cell office:value-type="string" calcext:value-type="string">
            <text:p>'4511_OD_29134_Volume'</text:p>
          </table:table-cell>
          <table:table-cell office:value-type="float" office:value="3.1577" calcext:value-type="float">
            <text:p>3.1577</text:p>
          </table:table-cell>
          <table:table-cell table:formula="of:=[.B42]/3.87" office:value-type="float" office:value="0.81594315245478" calcext:value-type="float">
            <text:p>0.8</text:p>
          </table:table-cell>
        </table:table-row>
        <table:table-row table:style-name="ro1">
          <table:table-cell office:value-type="string" calcext:value-type="string">
            <text:p>'1062_OD_9512_Volume'</text:p>
          </table:table-cell>
          <table:table-cell office:value-type="float" office:value="3.1165" calcext:value-type="float">
            <text:p>3.1165</text:p>
          </table:table-cell>
          <table:table-cell table:formula="of:=[.B43]/3.87" office:value-type="float" office:value="0.805297157622739" calcext:value-type="float">
            <text:p>0.8</text:p>
          </table:table-cell>
        </table:table-row>
        <table:table-row table:style-name="ro1">
          <table:table-cell office:value-type="string" calcext:value-type="string">
            <text:p>'6418_OD_20692_Volume'</text:p>
          </table:table-cell>
          <table:table-cell office:value-type="float" office:value="3.1128" calcext:value-type="float">
            <text:p>3.1128</text:p>
          </table:table-cell>
          <table:table-cell table:formula="of:=[.B44]/3.87" office:value-type="float" office:value="0.804341085271318" calcext:value-type="float">
            <text:p>0.8</text:p>
          </table:table-cell>
        </table:table-row>
        <table:table-row table:style-name="ro1">
          <table:table-cell office:value-type="string" calcext:value-type="string">
            <text:p>'1472_OD_11239_Volume'</text:p>
          </table:table-cell>
          <table:table-cell office:value-type="float" office:value="3.0774" calcext:value-type="float">
            <text:p>3.0774</text:p>
          </table:table-cell>
          <table:table-cell table:formula="of:=[.B45]/3.87" office:value-type="float" office:value="0.795193798449612" calcext:value-type="float">
            <text:p>0.8</text:p>
          </table:table-cell>
        </table:table-row>
        <table:table-row table:style-name="ro1">
          <table:table-cell office:value-type="string" calcext:value-type="string">
            <text:p>'32048_OD_11830_Volume'</text:p>
          </table:table-cell>
          <table:table-cell office:value-type="float" office:value="2.9735" calcext:value-type="float">
            <text:p>2.9735</text:p>
          </table:table-cell>
          <table:table-cell table:formula="of:=[.B46]/3.87" office:value-type="float" office:value="0.768346253229974" calcext:value-type="float">
            <text:p>0.8</text:p>
          </table:table-cell>
        </table:table-row>
        <table:table-row table:style-name="ro1">
          <table:table-cell office:value-type="string" calcext:value-type="string">
            <text:p>'2806_OD_6493_Volume'</text:p>
          </table:table-cell>
          <table:table-cell office:value-type="float" office:value="2.8019" calcext:value-type="float">
            <text:p>2.8019</text:p>
          </table:table-cell>
          <table:table-cell table:formula="of:=[.B47]/3.87" office:value-type="float" office:value="0.724005167958656" calcext:value-type="float">
            <text:p>0.7</text:p>
          </table:table-cell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3" table:formula="of:=AVERAGE([.B2:.B47])" office:value-type="float" office:value="4.49447173913044" calcext:value-type="float">
            <text:p>4.4945</text:p>
          </table:table-cell>
          <table:table-cell table:style-name="ce10" table:formula="of:=[.B48]/3.87" office:value-type="float" office:value="1.16136220649365" calcext:value-type="float">
            <text:p>1.2</text:p>
          </table:table-cell>
        </table:table-row>
      </table:table>
      <table:named-expressions/>
      <table:database-ranges>
        <table:database-range table:name="__Anonymous_Sheet_DB__0" table:target-range-address="surface2Error.A1:surface2Error.B1048576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7:06:12.522559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30T17:10:07.457755737</dc:date>
    <meta:editing-duration>PT1H11M25S</meta:editing-duration>
    <meta:editing-cycles>8</meta:editing-cycles>
    <meta:document-statistic meta:table-count="1" meta:cell-count="144" meta:object-count="0"/>
  </office:meta>
</office:document-meta>
</file>